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f9d0e" officeooo:paragraph-rsid="000f9d0e"/>
    </style:style>
    <style:style style:name="P2" style:family="paragraph" style:parent-style-name="Standard">
      <style:text-properties officeooo:rsid="000fa480" officeooo:paragraph-rsid="000fa48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SPECIFICACIONES</text:p>
      <text:p text:style-name="P1"/>
      <text:p text:style-name="P1">GENERALES</text:p>
      <text:p text:style-name="P1"/>
      <text:p text:style-name="P1">Tema: Seguidores de Whitesnake en Colombia</text:p>
      <text:p text:style-name="P1"/>
      <text:p text:style-name="P1">Funcionalidad: Página que presente el club y permita a los visitantes registrarse. También debe incluir un módulo de administración, donde se pueda consultar a los usuarios registrados con toda su información.</text:p>
      <text:p text:style-name="P1"/>
      <text:p text:style-name="P1"/>
      <text:p text:style-name="P1">DISEÑO</text:p>
      <text:p text:style-name="P1"/>
      <text:p text:style-name="P1">Debe verse conforme los diseños entregados para versión móvil, tableta y escritorio</text:p>
      <text:p text:style-name="P1"/>
      <text:p text:style-name="P1"/>
      <text:p text:style-name="P1">SERVIDOR</text:p>
      <text:p text:style-name="P1"/>
      <text:p text:style-name="P1">Implementar en NodeJS</text:p>
      <text:p text:style-name="P1"/>
      <text:p text:style-name="P1"/>
      <text:p text:style-name="P2">MANEJO DE DATOS</text:p>
      <text:p text:style-name="P2"/>
      <text:p text:style-name="P2">Se pide nombre completo, edad y correo como obligatorios. Se deja espacio para comentarios opcionales. Se valida cada campo como corresponde (edad mínima: 6 años). Se permiten espacios al principio o final, pero se deben remover al almacenar en la base de datos.</text:p>
      <text:p text:style-name="P2"/>
      <text:p text:style-name="P2">De manera aparte habrá un usuario administrador de la página con usuario y contraseña que pueda acceder al módulo para ver la información de los fanáticos registrados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CO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O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12T23:53:39.521805142</meta:creation-date>
    <dc:date>2021-10-13T00:13:44.197991823</dc:date>
    <meta:editing-duration>PT9M54S</meta:editing-duration>
    <meta:editing-cycles>1</meta:editing-cycles>
    <meta:document-statistic meta:table-count="0" meta:image-count="0" meta:object-count="0" meta:page-count="1" meta:paragraph-count="11" meta:word-count="129" meta:character-count="838" meta:non-whitespace-character-count="720"/>
    <meta:generator>LibreOffice/6.4.7.2$Linux_X86_64 LibreOffice_project/40$Build-2</meta:generator>
  </office:meta>
</office:document-meta>
</file>